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ans-serif" svg:font-family="sans-serif"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text-align="end" style:justify-single-word="false" fo:break-before="page"/>
      <style:text-properties fo:font-size="20pt" style:font-size-asian="20pt" style:font-size-complex="20pt"/>
    </style:style>
    <style:style style:name="P3" style:family="paragraph" style:parent-style-name="Standard">
      <style:paragraph-properties fo:break-before="page"/>
      <style:text-properties fo:font-size="20pt" fo:font-weight="bold" style:font-size-asian="20pt" style:font-weight-asian="bold" style:font-size-complex="20pt" style:font-weight-complex="bold"/>
    </style:style>
    <style:style style:name="P4" style:family="paragraph" style:parent-style-name="Standard">
      <style:paragraph-properties fo:break-before="page"/>
      <style:text-properties fo:font-size="24pt" fo:font-weight="bold" style:font-size-asian="24pt" style:font-weight-asian="bold" style:font-size-complex="24pt" style:font-weight-complex="bold"/>
    </style:style>
    <style:style style:name="P5" style:family="paragraph" style:parent-style-name="Normale">
      <style:paragraph-properties fo:break-before="page"/>
      <style:text-properties fo:font-size="14pt" style:font-size-asian="14pt"/>
    </style:style>
    <style:style style:name="P6" style:family="paragraph" style:parent-style-name="Normale">
      <style:paragraph-properties fo:break-before="page"/>
      <style:text-properties fo:font-size="14pt" style:font-size-asian="14pt" style:font-size-complex="14pt" style:font-weight-complex="bold"/>
    </style:style>
    <style:style style:name="P7" style:family="paragraph" style:parent-style-name="Normale">
      <style:paragraph-properties fo:break-before="page"/>
      <style:text-properties fo:font-size="14pt" style:font-size-asian="14pt" style:font-size-complex="20pt"/>
    </style:style>
    <style:style style:name="P8" style:family="paragraph" style:parent-style-name="Standard">
      <style:text-properties style:font-name="sans-serif" fo:font-size="17pt" style:font-size-asian="17pt"/>
    </style:style>
    <style:style style:name="P9" style:family="paragraph" style:parent-style-name="Standard">
      <style:paragraph-properties fo:text-align="center" style:justify-single-word="false"/>
      <style:text-properties style:font-name="sans-serif" fo:font-size="17pt" style:font-size-asian="17pt"/>
    </style:style>
    <style:style style:name="P10" style:family="paragraph" style:parent-style-name="Standard">
      <style:paragraph-properties fo:text-align="center" style:justify-single-word="false"/>
      <style:text-properties style:font-name="sans-serif" fo:font-size="14pt" fo:font-style="italic" style:font-size-asian="14pt" style:font-style-asian="italic" style:font-style-complex="italic"/>
    </style:style>
    <style:style style:name="P11" style:family="paragraph" style:parent-style-name="Standard">
      <style:text-properties style:font-name="sans-serif" fo:font-size="14pt" style:font-size-asian="14pt"/>
    </style:style>
    <style:style style:name="P12" style:family="paragraph" style:parent-style-name="Standard">
      <style:paragraph-properties fo:text-align="end" style:justify-single-word="false"/>
      <style:text-properties fo:font-size="22pt" fo:font-weight="bold" style:font-size-asian="22pt" style:font-weight-asian="bold" style:font-size-complex="22pt" style:font-weight-complex="bold"/>
    </style:style>
    <style:style style:name="P13" style:family="paragraph" style:parent-style-name="Standard">
      <style:text-properties fo:font-size="20pt" style:font-size-asian="20pt"/>
    </style:style>
    <style:style style:name="P14" style:family="paragraph" style:parent-style-name="Standard">
      <style:text-properties fo:font-size="20pt" style:font-size-asian="20pt" style:font-size-complex="20pt"/>
    </style:style>
    <style:style style:name="P15" style:family="paragraph" style:parent-style-name="Standard">
      <style:paragraph-properties fo:text-align="end" style:justify-single-word="false"/>
      <style:text-properties fo:font-size="20pt" style:font-size-asian="20pt" style:font-size-complex="20pt"/>
    </style:style>
    <style:style style:name="P16" style:family="paragraph" style:parent-style-name="Standard">
      <style:paragraph-properties fo:text-align="end" style:justify-single-word="false"/>
      <style:text-properties fo:font-size="20pt" officeooo:rsid="001b065a" officeooo:paragraph-rsid="001b065a" style:font-size-asian="20pt" style:font-size-complex="20pt"/>
    </style:style>
    <style:style style:name="P17" style:family="paragraph" style:parent-style-name="Standard">
      <style:text-properties fo:font-size="20pt" fo:font-weight="bold" style:font-size-asian="20pt" style:font-weight-asian="bold" style:font-size-complex="20pt" style:font-weight-complex="bold"/>
    </style:style>
    <style:style style:name="P18" style:family="paragraph" style:parent-style-name="Standard">
      <style:text-properties fo:font-size="24pt" fo:font-weight="bold" style:font-size-asian="24pt" style:font-weight-asian="bold" style:font-size-complex="24pt" style:font-weight-complex="bold"/>
    </style:style>
    <style:style style:name="P19" style:family="paragraph" style:parent-style-name="Standard">
      <style:text-properties fo:font-size="24pt" style:font-size-asian="24pt" style:font-size-complex="24pt"/>
    </style:style>
    <style:style style:name="P20" style:family="paragraph" style:parent-style-name="Standard">
      <style:text-properties fo:font-size="14pt" style:font-size-asian="14pt"/>
    </style:style>
    <style:style style:name="P21" style:family="paragraph" style:parent-style-name="Standard">
      <style:text-properties fo:font-size="14pt" style:font-size-asian="14pt" style:font-size-complex="14pt"/>
    </style:style>
    <style:style style:name="P22" style:family="paragraph" style:parent-style-name="Standard">
      <style:text-properties fo:font-size="14pt" style:font-size-asian="14pt" style:font-size-complex="14pt" style:font-weight-complex="bold"/>
    </style:style>
    <style:style style:name="P23" style:family="paragraph" style:parent-style-name="Standard">
      <style:text-properties fo:font-size="14pt" officeooo:paragraph-rsid="003610d2" style:font-size-asian="14pt" style:font-size-complex="14pt"/>
    </style:style>
    <style:style style:name="P24" style:family="paragraph" style:parent-style-name="Standard">
      <style:text-properties fo:font-size="14pt" officeooo:rsid="003695b3" officeooo:paragraph-rsid="003695b3" style:font-size-asian="14pt" style:font-size-complex="14pt"/>
    </style:style>
    <style:style style:name="P25" style:family="paragraph" style:parent-style-name="Standard">
      <style:text-properties fo:font-size="14pt" style:font-size-asian="14pt" style:font-size-complex="24pt"/>
    </style:style>
    <style:style style:name="P26" style:family="paragraph" style:parent-style-name="Standard">
      <style:text-properties fo:font-size="14pt" style:font-size-asian="14pt" style:font-size-complex="20pt"/>
    </style:style>
    <style:style style:name="P27" style:family="paragraph" style:parent-style-name="Standard">
      <style:text-properties fo:font-size="14pt" officeooo:rsid="000e9ee3" officeooo:paragraph-rsid="000e9ee3" style:font-size-asian="14pt"/>
    </style:style>
    <style:style style:name="P28" style:family="paragraph" style:parent-style-name="Standard">
      <style:text-properties fo:font-size="14pt" officeooo:rsid="0010d19c" officeooo:paragraph-rsid="0010d19c" style:font-size-asian="14pt"/>
    </style:style>
    <style:style style:name="P29" style:family="paragraph" style:parent-style-name="Standard">
      <style:text-properties fo:font-size="14pt" officeooo:paragraph-rsid="0016838c" style:font-size-asian="14pt"/>
    </style:style>
    <style:style style:name="P30" style:family="paragraph" style:parent-style-name="Standard">
      <style:text-properties fo:font-size="14pt" officeooo:rsid="0018d32e" officeooo:paragraph-rsid="0018d32e" style:font-size-asian="14pt"/>
    </style:style>
    <style:style style:name="P31" style:family="paragraph" style:parent-style-name="Standard">
      <style:text-properties fo:font-size="14pt" officeooo:rsid="00193d2a" officeooo:paragraph-rsid="00193d2a" style:font-size-asian="14pt"/>
    </style:style>
    <style:style style:name="P32" style:family="paragraph" style:parent-style-name="Standard">
      <style:text-properties fo:font-size="14pt" officeooo:rsid="001cd077" officeooo:paragraph-rsid="001cd077" style:font-size-asian="14pt"/>
    </style:style>
    <style:style style:name="P33" style:family="paragraph" style:parent-style-name="Standard">
      <style:text-properties fo:font-size="14pt" officeooo:rsid="001e4379" officeooo:paragraph-rsid="001e4379" style:font-size-asian="14pt"/>
    </style:style>
    <style:style style:name="P34" style:family="paragraph" style:parent-style-name="Standard">
      <style:text-properties fo:font-size="14pt" officeooo:rsid="001fa4c7" officeooo:paragraph-rsid="001fa4c7" style:font-size-asian="14pt"/>
    </style:style>
    <style:style style:name="P35" style:family="paragraph" style:parent-style-name="Standard">
      <style:text-properties fo:font-size="14pt" officeooo:rsid="001fa4c7" officeooo:paragraph-rsid="0021676b" style:font-size-asian="14pt"/>
    </style:style>
    <style:style style:name="P36" style:family="paragraph" style:parent-style-name="Standard">
      <style:text-properties fo:font-size="14pt" officeooo:rsid="00232d02" officeooo:paragraph-rsid="00232d02" style:font-size-asian="14pt"/>
    </style:style>
    <style:style style:name="P37" style:family="paragraph" style:parent-style-name="Standard">
      <style:text-properties fo:font-size="14pt" officeooo:rsid="00252749" officeooo:paragraph-rsid="00252749" style:font-size-asian="14pt"/>
    </style:style>
    <style:style style:name="P38" style:family="paragraph" style:parent-style-name="Standard">
      <style:text-properties fo:font-size="14pt" officeooo:rsid="00252749" officeooo:paragraph-rsid="0029f944" style:font-size-asian="14pt"/>
    </style:style>
    <style:style style:name="P39" style:family="paragraph" style:parent-style-name="Standard">
      <style:text-properties fo:font-size="14pt" officeooo:rsid="002ab9aa" officeooo:paragraph-rsid="002ab9aa" style:font-size-asian="14pt"/>
    </style:style>
    <style:style style:name="P40" style:family="paragraph" style:parent-style-name="Standard">
      <style:text-properties fo:font-size="14pt" officeooo:rsid="002dddbb" officeooo:paragraph-rsid="002dddbb" style:font-size-asian="14pt"/>
    </style:style>
    <style:style style:name="P41" style:family="paragraph" style:parent-style-name="Standard">
      <style:text-properties fo:font-size="14pt" officeooo:rsid="002f6585" officeooo:paragraph-rsid="002f6585" style:font-size-asian="14pt"/>
    </style:style>
    <style:style style:name="P42" style:family="paragraph" style:parent-style-name="Standard">
      <style:text-properties fo:font-size="14pt" officeooo:rsid="0031d825" officeooo:paragraph-rsid="0031d825" style:font-size-asian="14pt"/>
    </style:style>
    <style:style style:name="P43" style:family="paragraph" style:parent-style-name="Standard">
      <style:text-properties fo:font-size="14pt" officeooo:rsid="00334560" officeooo:paragraph-rsid="00334560" style:font-size-asian="14pt"/>
    </style:style>
    <style:style style:name="P44" style:family="paragraph" style:parent-style-name="Standard">
      <style:text-properties fo:font-size="14pt" officeooo:rsid="003610d2" officeooo:paragraph-rsid="003610d2" style:font-size-asian="14pt"/>
    </style:style>
    <style:style style:name="P45" style:family="paragraph" style:parent-style-name="Standard">
      <style:text-properties fo:font-size="14pt" officeooo:rsid="003695b3" officeooo:paragraph-rsid="003695b3" style:font-size-asian="14pt"/>
    </style:style>
    <style:style style:name="P46" style:family="paragraph" style:parent-style-name="Standard">
      <style:text-properties fo:font-size="14pt" fo:font-weight="normal" officeooo:rsid="001e4379" officeooo:paragraph-rsid="0021676b" style:font-size-asian="14pt" style:font-weight-asian="normal" style:font-weight-complex="normal"/>
    </style:style>
    <style:style style:name="P47" style:family="paragraph" style:parent-style-name="Standard">
      <style:text-properties fo:font-size="18pt" style:font-size-asian="18pt" style:font-size-complex="18pt" style:font-weight-complex="bold"/>
    </style:style>
    <style:style style:name="P48" style:family="paragraph" style:parent-style-name="Standard">
      <style:text-properties officeooo:paragraph-rsid="001c2e62"/>
    </style:style>
    <style:style style:name="P49" style:family="paragraph" style:parent-style-name="Standard">
      <style:text-properties officeooo:paragraph-rsid="003610d2"/>
    </style:style>
    <style:style style:name="P50" style:family="paragraph" style:parent-style-name="Standard">
      <style:text-properties officeooo:paragraph-rsid="003e09f6"/>
    </style:style>
    <style:style style:name="P51" style:family="paragraph" style:parent-style-name="Standard">
      <style:text-properties officeooo:rsid="003e09f6" officeooo:paragraph-rsid="003e09f6"/>
    </style:style>
    <style:style style:name="P52" style:family="paragraph" style:parent-style-name="Standard">
      <style:text-properties officeooo:rsid="0040e73f" officeooo:paragraph-rsid="0040e73f"/>
    </style:style>
    <style:style style:name="P53" style:family="paragraph" style:parent-style-name="Standard">
      <style:text-properties officeooo:rsid="0045094c" officeooo:paragraph-rsid="0048d7f7"/>
    </style:style>
    <style:style style:name="P54" style:family="paragraph" style:parent-style-name="Standard" style:master-page-name="MP0">
      <style:paragraph-properties fo:text-align="center" style:justify-single-word="false" style:page-number="auto" fo:break-before="page"/>
      <style:text-properties style:font-name="sans-serif" fo:font-size="17pt" style:font-size-asian="17pt"/>
    </style:style>
    <style:style style:name="P55" style:family="paragraph" style:parent-style-name="Standard" style:list-style-name="L1"/>
    <style:style style:name="P56" style:family="paragraph" style:parent-style-name="Standard" style:list-style-name="L1">
      <style:text-properties officeooo:paragraph-rsid="00252749"/>
    </style:style>
    <style:style style:name="P57" style:family="paragraph" style:parent-style-name="Standard" style:list-style-name="L1">
      <style:text-properties officeooo:paragraph-rsid="0025cb19"/>
    </style:style>
    <style:style style:name="P58" style:family="paragraph" style:parent-style-name="Standard" style:list-style-name="L1">
      <style:text-properties fo:font-size="16pt" fo:font-weight="bold" style:font-size-asian="16pt" style:font-weight-asian="bold" style:font-size-complex="16pt" style:font-weight-complex="bold"/>
    </style:style>
    <style:style style:name="P59" style:family="paragraph" style:parent-style-name="Standard" style:list-style-name="L2">
      <style:text-properties fo:font-size="20pt" style:font-size-asian="20pt"/>
    </style:style>
    <style:style style:name="P60" style:family="paragraph" style:parent-style-name="Standard" style:list-style-name="L2">
      <style:text-properties fo:font-size="20pt" style:font-size-asian="20pt" style:font-size-complex="20pt"/>
    </style:style>
    <style:style style:name="P61" style:family="paragraph" style:parent-style-name="Standard">
      <style:text-properties fo:font-size="14pt" officeooo:rsid="0048d7f7" officeooo:paragraph-rsid="0048d7f7" style:font-size-asian="14pt" style:font-size-complex="14pt"/>
    </style:style>
    <style:style style:name="P62" style:family="paragraph" style:parent-style-name="Standard">
      <style:text-properties fo:font-size="14pt" officeooo:rsid="003f2ca6" officeooo:paragraph-rsid="003e09f6" style:font-size-asian="14pt" style:font-size-complex="14pt"/>
    </style:style>
    <style:style style:name="P63" style:family="paragraph" style:parent-style-name="Standard">
      <style:text-properties fo:font-size="14pt" style:font-size-asian="14pt" style:font-size-complex="20pt"/>
    </style:style>
    <style:style style:name="P64" style:family="paragraph" style:parent-style-name="Standard" style:list-style-name="L3">
      <style:text-properties fo:font-size="14pt" style:font-size-asian="14pt" style:font-size-complex="20pt"/>
    </style:style>
    <style:style style:name="P65" style:family="paragraph" style:parent-style-name="Standard" style:list-style-name="L3">
      <style:text-properties fo:font-size="14pt" officeooo:rsid="00506326" officeooo:paragraph-rsid="00506326" style:font-size-asian="14pt" style:font-size-complex="20pt"/>
    </style:style>
    <style:style style:name="P66" style:family="paragraph" style:parent-style-name="Standard">
      <style:text-properties fo:font-size="14pt" officeooo:rsid="00506326" officeooo:paragraph-rsid="00506326" style:font-size-asian="14pt" style:font-size-complex="20pt"/>
    </style:style>
    <style:style style:name="P67" style:family="paragraph" style:parent-style-name="Standard" style:list-style-name="L4">
      <style:text-properties fo:font-size="14pt" officeooo:rsid="0030aa89" officeooo:paragraph-rsid="0030aa89" style:font-size-asian="14pt"/>
    </style:style>
    <style:style style:name="P68" style:family="paragraph" style:parent-style-name="Standard" style:list-style-name="L4">
      <style:text-properties fo:font-size="14pt" officeooo:rsid="0031d825" officeooo:paragraph-rsid="0031d825" style:font-size-asian="14pt"/>
    </style:style>
    <style:style style:name="P69" style:family="paragraph" style:parent-style-name="Standard">
      <style:text-properties fo:font-size="14pt" style:font-size-asian="12.25pt" style:font-size-complex="14pt"/>
    </style:style>
    <style:style style:name="P70" style:family="paragraph" style:parent-style-name="Standard">
      <style:text-properties fo:font-size="14pt" officeooo:rsid="0050fcd2" officeooo:paragraph-rsid="0050fcd2" style:font-size-asian="12.25pt" style:font-size-complex="14pt"/>
    </style:style>
    <style:style style:name="T1" style:family="text">
      <style:text-properties fo:font-size="16pt" style:font-size-asian="16pt" style:font-size-complex="16pt"/>
    </style:style>
    <style:style style:name="T2" style:family="text">
      <style:text-properties fo:font-size="16pt" officeooo:rsid="0025cb19" style:font-size-asian="16pt" style:font-size-complex="16pt"/>
    </style:style>
    <style:style style:name="T3" style:family="text">
      <style:text-properties fo:font-size="16pt" officeooo:rsid="0027acb3" style:font-size-asian="16pt" style:font-size-complex="16pt"/>
    </style:style>
    <style:style style:name="T4" style:family="text">
      <style:text-properties fo:font-size="16pt" officeooo:rsid="004abe56" style:font-size-asian="16pt" style:font-size-complex="16pt"/>
    </style:style>
    <style:style style:name="T5" style:family="text">
      <style:text-properties fo:font-size="16pt" fo:font-weight="bold" style:font-size-asian="16pt" style:font-weight-asian="bold" style:font-size-complex="16pt" style:font-weight-complex="bold"/>
    </style:style>
    <style:style style:name="T6" style:family="text">
      <style:text-properties fo:font-size="20pt" style:font-size-asian="20pt" style:font-size-complex="20pt"/>
    </style:style>
    <style:style style:name="T7" style:family="text">
      <style:text-properties fo:font-size="14pt" style:font-size-asian="14pt"/>
    </style:style>
    <style:style style:name="T8" style:family="text">
      <style:text-properties fo:font-size="14pt" style:font-size-asian="14pt" style:font-size-complex="20pt"/>
    </style:style>
    <style:style style:name="T9" style:family="text">
      <style:text-properties fo:font-size="14pt" officeooo:rsid="0016838c" style:font-size-asian="14pt"/>
    </style:style>
    <style:style style:name="T10" style:family="text">
      <style:text-properties fo:font-size="14pt" officeooo:rsid="000ef17a" style:font-size-asian="14pt"/>
    </style:style>
    <style:style style:name="T11" style:family="text">
      <style:text-properties fo:font-size="14pt" officeooo:rsid="0010d19c" style:font-size-asian="14pt"/>
    </style:style>
    <style:style style:name="T12" style:family="text">
      <style:text-properties fo:font-size="14pt" officeooo:rsid="0012ccca" style:font-size-asian="14pt"/>
    </style:style>
    <style:style style:name="T13" style:family="text">
      <style:text-properties fo:font-size="14pt" officeooo:rsid="003610d2" style:font-size-asian="14pt"/>
    </style:style>
    <style:style style:name="T14" style:family="text">
      <style:text-properties fo:font-size="14pt" officeooo:rsid="00363686" style:font-size-asian="14pt"/>
    </style:style>
    <style:style style:name="T15" style:family="text">
      <style:text-properties fo:font-size="14pt" officeooo:rsid="003695b3" style:font-size-asian="14pt"/>
    </style:style>
    <style:style style:name="T16" style:family="text">
      <style:text-properties fo:font-size="14pt" style:font-size-asian="14pt" style:font-size-complex="14pt"/>
    </style:style>
    <style:style style:name="T17" style:family="text">
      <style:text-properties fo:font-size="14pt" officeooo:rsid="0038bc42" style:font-size-asian="14pt" style:font-size-complex="14pt"/>
    </style:style>
    <style:style style:name="T18" style:family="text">
      <style:text-properties fo:font-size="14pt" officeooo:rsid="003a4c73" style:font-size-asian="14pt" style:font-size-complex="14pt"/>
    </style:style>
    <style:style style:name="T19" style:family="text">
      <style:text-properties fo:font-size="14pt" officeooo:rsid="003c72d6" style:font-size-asian="14pt" style:font-size-complex="14pt"/>
    </style:style>
    <style:style style:name="T20" style:family="text">
      <style:text-properties fo:font-size="14pt" officeooo:rsid="003e09f6" style:font-size-asian="14pt" style:font-size-complex="14pt"/>
    </style:style>
    <style:style style:name="T21" style:family="text">
      <style:text-properties fo:font-size="14pt" officeooo:rsid="003f2ca6" style:font-size-asian="14pt" style:font-size-complex="14pt"/>
    </style:style>
    <style:style style:name="T22" style:family="text">
      <style:text-properties fo:font-size="14pt" officeooo:rsid="00404727" style:font-size-asian="14pt" style:font-size-complex="14pt"/>
    </style:style>
    <style:style style:name="T23" style:family="text">
      <style:text-properties fo:font-size="14pt" officeooo:rsid="0041beba" style:font-size-asian="14pt" style:font-size-complex="14pt"/>
    </style:style>
    <style:style style:name="T24" style:family="text">
      <style:text-properties fo:font-size="14pt" officeooo:rsid="00429931" style:font-size-asian="14pt" style:font-size-complex="14pt"/>
    </style:style>
    <style:style style:name="T25" style:family="text">
      <style:text-properties fo:font-size="14pt" officeooo:rsid="0044863a" style:font-size-asian="14pt" style:font-size-complex="14pt"/>
    </style:style>
    <style:style style:name="T26" style:family="text">
      <style:text-properties fo:font-size="14pt" officeooo:rsid="00477944" style:font-size-asian="14pt" style:font-size-complex="14pt"/>
    </style:style>
    <style:style style:name="T27" style:family="text">
      <style:text-properties fo:font-size="14pt" officeooo:rsid="0048d7f7" style:font-size-asian="14pt" style:font-size-complex="14pt"/>
    </style:style>
    <style:style style:name="T28" style:family="text">
      <style:text-properties fo:font-size="14pt" style:text-underline-style="solid" style:text-underline-width="auto" style:text-underline-color="font-color" style:text-underline-mode="continuous" style:text-overline-mode="continuous" style:text-line-through-mode="continuous" style:font-size-asian="14pt" style:font-size-complex="20pt"/>
    </style:style>
    <style:style style:name="T29" style:family="text">
      <style:text-properties fo:font-size="14pt" fo:font-weight="normal" style:font-size-asian="14pt" style:font-size-complex="14pt"/>
    </style:style>
    <style:style style:name="T30" style:family="text">
      <style:text-properties fo:font-size="14pt" fo:font-weight="normal" officeooo:rsid="003c1bf8" style:font-size-asian="14pt" style:font-size-complex="14pt"/>
    </style:style>
    <style:style style:name="T31" style:family="text">
      <style:text-properties officeooo:rsid="000d0e62"/>
    </style:style>
    <style:style style:name="T32" style:family="text">
      <style:text-properties officeooo:rsid="0018d32e"/>
    </style:style>
    <style:style style:name="T33" style:family="text">
      <style:text-properties officeooo:rsid="001b065a"/>
    </style:style>
    <style:style style:name="T34" style:family="text">
      <style:text-properties officeooo:rsid="001b2dae"/>
    </style:style>
    <style:style style:name="T35" style:family="text">
      <style:text-properties officeooo:rsid="001c2e62"/>
    </style:style>
    <style:style style:name="T36" style:family="text">
      <style:text-properties officeooo:rsid="001cd077"/>
    </style:style>
    <style:style style:name="T37" style:family="text">
      <style:text-properties officeooo:rsid="001cf606"/>
    </style:style>
    <style:style style:name="T38" style:family="text">
      <style:text-properties officeooo:rsid="001e6998"/>
    </style:style>
    <style:style style:name="T39" style:family="text">
      <style:text-properties officeooo:rsid="0021676b"/>
    </style:style>
    <style:style style:name="T40" style:family="text">
      <style:text-properties officeooo:rsid="00252749"/>
    </style:style>
    <style:style style:name="T41" style:family="text">
      <style:text-properties officeooo:rsid="0025cb19"/>
    </style:style>
    <style:style style:name="T42" style:family="text">
      <style:text-properties officeooo:rsid="0027acb3"/>
    </style:style>
    <style:style style:name="T43" style:family="text">
      <style:text-properties officeooo:rsid="0029054d"/>
    </style:style>
    <style:style style:name="T44" style:family="text">
      <style:text-properties officeooo:rsid="002aeb76"/>
    </style:style>
    <style:style style:name="T45" style:family="text">
      <style:text-properties officeooo:rsid="0030aa89"/>
    </style:style>
    <style:style style:name="T46" style:family="text">
      <style:text-properties officeooo:rsid="0031d825"/>
    </style:style>
    <style:style style:name="T47" style:family="text">
      <style:text-properties officeooo:rsid="00334560"/>
    </style:style>
    <style:style style:name="T48" style:family="text">
      <style:text-properties officeooo:rsid="0034c9cd"/>
    </style:style>
    <style:style style:name="T49" style:family="text">
      <style:text-properties officeooo:rsid="0036aa9a"/>
    </style:style>
    <style:style style:name="T50" style:family="text">
      <style:text-properties officeooo:rsid="00375043"/>
    </style:style>
    <style:style style:name="T51" style:family="text">
      <style:text-properties officeooo:rsid="004af7da"/>
    </style:style>
    <style:style style:name="T52" style:family="text">
      <style:text-properties officeooo:rsid="0051317f"/>
    </style:style>
    <style:style style:name="T53" style:family="text">
      <style:text-properties officeooo:rsid="00522a91"/>
    </style:style>
    <text:list-style style:name="L1">
      <text:list-level-style-number text:level="1" text:style-name="WW_5f_CharLFO1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LVL2"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WW_5f_CharLFO1LV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WW_5f_CharLFO1LV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WW_5f_CharLFO1LV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WW_5f_CharLFO1LV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WW_5f_CharLFO1LV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WW_5f_CharLFO1LV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WW_5f_CharLFO1LV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format="1">
        <style:list-level-properties text:list-level-position-and-space-mode="label-alignment">
          <style:list-level-label-alignment text:label-followed-by="listtab" fo:text-indent="-0.4165in" fo:margin-left="0.4165in"/>
        </style:list-level-properties>
      </text:list-level-style-number>
      <text:list-level-style-number text:level="2" style:num-format="1" text:display-levels="2">
        <style:list-level-properties text:list-level-position-and-space-mode="label-alignment">
          <style:list-level-label-alignment text:label-followed-by="listtab" fo:text-indent="-0.4165in" fo:margin-left="0.416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ALMA MATER STUDIORUM – UNIVERSITÀ DI BOLOGNA</text:p>
      <text:p text:style-name="P9">CAMPUS DI CESENA</text:p>
      <text:p text:style-name="P9"/>
      <text:p text:style-name="P9">Scuola di Scienze</text:p>
      <text:p text:style-name="P8">Corso di Laurea in Ingegneria e Scienze Informatiche</text:p>
      <text:p text:style-name="P9"/>
      <text:p text:style-name="P9"/>
      <text:p text:style-name="P9"/>
      <text:p text:style-name="P9">DOCKER</text:p>
      <text:p text:style-name="P9"/>
      <text:p text:style-name="P9"/>
      <text:p text:style-name="P10">Elaborato in</text:p>
      <text:p text:style-name="P9">PROGRAMMAZIONE DI SISTEMI EMBEDDED</text:p>
      <text:p text:style-name="P9"/>
      <text:p text:style-name="P9"/>
      <text:p text:style-name="Standard"/>
      <text:p text:style-name="Standard"/>
      <text:p text:style-name="Standard"/>
      <text:p text:style-name="P11">Relatore</text:p>
      <text:p text:style-name="P8">Prof. ALESSANDRO RICCI</text:p>
      <text:p text:style-name="P8"/>
      <text:p text:style-name="P11">Co-relatore</text:p>
      <text:p text:style-name="P8">Ing. ANGELO CROATTI</text:p>
      <text:p text:style-name="Standard"/>
      <text:p text:style-name="Standard"/>
      <text:p text:style-name="Standard"/>
      <text:p text:style-name="P9">Terza Sessione di Laurea</text:p>
      <text:p text:style-name="P9">Anno Accademico 2017 – 2018</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1"/>
      <text:p text:style-name="Standard"/>
      <text:p text:style-name="Standard"/>
      <text:p text:style-name="Standard"/>
      <text:p text:style-name="Standard"/>
      <text:p text:style-name="Standard"/>
      <text:p text:style-name="P12">PAROLE CHIAVE</text:p>
      <text:p text:style-name="P12"/>
      <text:p text:style-name="P15">Virtualizzazione</text:p>
      <text:p text:style-name="P15">Container</text:p>
      <text:p text:style-name="P15">Docker</text:p>
      <text:p text:style-name="P15">Linux kernel</text:p>
      <text:p text:style-name="P16">Servizi</text:p>
      <text:p text:style-name="P2"/>
      <text:p text:style-name="P15"/>
      <text:p text:style-name="P2">Alla mia famiglia</text:p>
      <text:p text:style-name="P2"/>
      <text:p text:style-name="P3">Indice</text:p>
      <text:p text:style-name="P17"/>
      <text:p text:style-name="P17"/>
      <text:p text:style-name="Standard"><text:span text:style-name="Car._20_predefinito_20_paragrafo"><text:span text:style-name="T1">Introduzione</text:span></text:span><text:span text:style-name="Car._20_predefinito_20_paragrafo"><text:span text:style-name="T6"><text:tab/><text:tab/><text:tab/><text:tab/><text:tab/><text:tab/><text:tab/><text:tab/><text:tab/><text:tab/><text:tab/>ix</text:span></text:span></text:p>
      <text:p text:style-name="P14"/>
      <text:list xml:id="list2102664549" text:style-name="L1">
        <text:list-item>
          <text:p text:style-name="P58"><text:s/>Software container<text:tab/><text:tab/><text:tab/><text:tab/><text:tab/><text:tab/><text:tab/><text:tab/>1</text:p>
          <text:list>
            <text:list-item>
              <text:p text:style-name="P56"><text:span text:style-name="Car._20_predefinito_20_paragrafo"><text:span text:style-name="T2">Introduzione ai </text:span></text:span><text:span text:style-name="Car._20_predefinito_20_paragrafo"><text:span text:style-name="T1">software container</text:span></text:span></text:p>
              <text:list>
                <text:list-item>
                  <text:p text:style-name="P57"><text:span text:style-name="Car._20_predefinito_20_paragrafo"><text:span text:style-name="T2">1.1Cenni di virtualizzazione</text:span></text:span></text:p>
                  <text:list>
                    <text:list-item>
                      <text:p text:style-name="P57"><text:span text:style-name="Car._20_predefinito_20_paragrafo"><text:span text:style-name="T2">Confronto fra virtualizzazione e software </text:span></text:span><text:span text:style-name="Car._20_predefinito_20_paragrafo"><text:span text:style-name="T4">container</text:span></text:span></text:p>
                    </text:list-item>
                    <text:list-item>
                      <text:p text:style-name="P57"><text:span text:style-name="Car._20_predefinito_20_paragrafo"><text:span text:style-name="T2">Evoluzione</text:span></text:span><text:span text:style-name="Car._20_predefinito_20_paragrafo"><text:span text:style-name="T1"> dei software container</text:span></text:span></text:p>
                    </text:list-item>
                  </text:list>
                </text:list-item>
              </text:list>
            </text:list-item>
            <text:list-item>
              <text:p text:style-name="P55"><text:span text:style-name="Car._20_predefinito_20_paragrafo"><text:span text:style-name="T3">Vantaggi dell’uso dei</text:span></text:span><text:span text:style-name="Car._20_predefinito_20_paragrafo"><text:span text:style-name="T1"> software container</text:span></text:span></text:p>
            </text:list-item>
          </text:list>
        </text:list-item>
        <text:list-item>
          <text:p text:style-name="P55"><text:span text:style-name="Car._20_predefinito_20_paragrafo"><text:span text:style-name="T5">Docker</text:span></text:span></text:p>
          <text:list>
            <text:list-item>
              <text:p text:style-name="P55"><text:span text:style-name="Car._20_predefinito_20_paragrafo"><text:span text:style-name="T1">Cos’è Docker</text:span></text:span></text:p>
            </text:list-item>
            <text:list-item>
              <text:p text:style-name="P55"><text:span text:style-name="Car._20_predefinito_20_paragrafo"><text:span text:style-name="T1">Diffusione dei container con Docker</text:span></text:span></text:p>
            </text:list-item>
            <text:list-item>
              <text:p text:style-name="P55"><text:span text:style-name="Car._20_predefinito_20_paragrafo"><text:span text:style-name="T1">Esempi </text:span></text:span><text:span text:style-name="Car._20_predefinito_20_paragrafo"><text:span text:style-name="T3">operativi</text:span></text:span></text:p>
            </text:list-item>
          </text:list>
        </text:list-item>
        <text:list-item>
          <text:p text:style-name="P55"><text:span text:style-name="Car._20_predefinito_20_paragrafo"><text:span text:style-name="T5">Trauma Tracker come caso di studio</text:span></text:span></text:p>
        </text:list-item>
      </text:list>
      <text:p text:style-name="Standard"/>
      <text:p text:style-name="Standard"><text:span text:style-name="Car._20_predefinito_20_paragrafo"><text:span text:style-name="T1">Conclusioni</text:span></text:span></text:p>
      <text:p text:style-name="Standard"/>
      <text:p text:style-name="Standard"><text:span text:style-name="Car._20_predefinito_20_paragrafo"><text:span text:style-name="T1">Ringraziamenti</text:span></text:span></text:p>
      <text:p text:style-name="Standard"/>
      <text:p text:style-name="Standard"><text:span text:style-name="Car._20_predefinito_20_paragrafo"><text:span text:style-name="T1">Bibliografia</text:span></text:span></text:p>
      <text:p text:style-name="Standard"/>
      <text:p text:style-name="P4">Introduzione</text:p>
      <text:p text:style-name="P18"/>
      <text:p text:style-name="P22">Il mercato dell’informatica, specialmente quello del cloud computing sta volgendo sempre più lo sguardo alla virtualizzazione tramite container piuttosto che alla virtualizzazione classica implementata tramite macchine virtuali. Le necessità che portano a questo cambio di direzione sono molteplici, la più convincente delle quali è l’ottimizzazione delle risorse hardware.</text:p>
      <text:p text:style-name="P22"/>
      <text:p text:style-name="P22">Questa tesi si pone come obbiettivo quello di descrivere i software container, prendendo Docker come caso di riferimento, in quanto risulta essere una delle tecnologie a container più diffuse ed utilizzate. Nel primo capitolo si inquadrerà una panoramica generale sui software container, come si sono evoluti nel tempo e le motivazioni principali che hanno portato ad un loro utilizzo nell’ambito IT. Nel secondo capitolo si tratterà di Docker come caso di studio descrivendone una breve storia, il funzionamento di questa piattaforma, e come applicare tale tecnica alle esigenze delle aziende informatiche (e non). </text:p>
      <text:p text:style-name="P6"/>
      <text:p text:style-name="P47"/>
      <text:p text:style-name="P19">Capitolo 1</text:p>
      <text:p text:style-name="P19"/>
      <text:p text:style-name="P19">I Software Container</text:p>
      <text:p text:style-name="P19"/>
      <text:p text:style-name="P25">In questo capitolo si descrive in generale cos’è un software container e il concetto che sta alla base di questa tecnologia. Scendendo nel dettaglio nel paragrafo 1.1 si offrirà una panoramica generale di cosa sono i software container, nel paragrafo 1.2 si esporrà una breve storia sull’evoluzione della tecnologia, nel paragrafo 1.3 verranno spigate le ragioni per utilizzare software container e perché preferirli in alternativa ad altre tecnologie per poi concludere con quale soluzione è possibile o preferibile lavorare con questo approccio, nel paragrafo 1.4</text:p>
      <text:p text:style-name="P25"/>
      <text:list xml:id="list344720180" text:style-name="L2">
        <text:list-item>
          <text:list>
            <text:list-item>
              <text:p text:style-name="P59">Cosa sono i software container</text:p>
            </text:list-item>
          </text:list>
        </text:list-item>
      </text:list>
      <text:p text:style-name="P13"/>
      <text:p text:style-name="P27">Un container è uno spazio software in cui viene eseguita un’applicazione in modo isolato ed indipendente, che dispone di proprie risorse software (filesystem, interfaccia di rete, volumi…) rispetto le altre applicazioni e al sistema host sul quale è eseguito.</text:p>
      <text:p text:style-name="P28">Parlan<text:span text:style-name="T35">d</text:span>o di virtualizzazione è necessario fare una premessa in cui si descrive che cosa sia e i metodi <text:span text:style-name="T32">del caso di studio </text:span>con il quale può essere effettuata .</text:p>
      <text:p text:style-name="P48"><text:span text:style-name="T11">Virtualizzazione hardware level: in questo approccio ci si preoccupa di virtualizzare il sistema fisico sul quale eseguire </text:span><text:span text:style-name="T12">il servizio. Per applicare questo metodo si ricorre all’uso delle macchine virtuali. Una macchina virtuale è un un software che simula un sistema operativo, dando possibilità all’utente di ricorrere a tutte le funzionalità offerte dal sistema operativo simulato, chiamato guest; questo sistema è eseguito sul sistema operativo host, garantendo indipendenza fra i due, o meglio garantendo che ciò che viene eseguito e che succede al sitema guest, sia confinato allo stesso senza influenzare il sistema host. Per fare ciò il sistema operativo host dedica una parte di risorse hardware al sistema guest, anche se questo non ne disporrà in maniera completa. Inoltre è possibile eseguire più sistemi guest sulla stessa macchina; considerando quanto detto questa tecnologia risulta utile per l’esecuzione di applicazioni ancora in fase di test in ambienti sicuri senza recare danno alla risorse fisiche, o al sistema host, inoltre è possibile eseguire più sistemi virtuali su una stessa macchina fisica piuttosto che su macchine diverse, permettendo di abbattere così i costi legati all’hardware che altrimenti un’azienda dovrebbe sostenere.</text:span></text:p>
      <text:p text:style-name="P48"><text:span text:style-name="T9">Virtualizzazione OS level, o container level: approccio di eseguire applicazioni e servizi in un ambiente isolato </text:span><text:span text:style-name="T7">, </text:span><text:span text:style-name="T10">differente dal modello di virtualizzazione della macchina virtuale, la quale virtualizza fisicamente un intero sistema</text:span><text:span text:style-name="T7">. </text:span><text:span text:style-name="T9">Questo metodo di virtualizzazione si dice che virtualizza il software, in pratica si tratta di creare </text:span><text:soft-page-break/><text:span text:style-name="T9">ambienti isolati chiamati container nel quale eseguire le applicazioni, i container istanziati non sfruttano un sistema operativo ospite, ma sfruttano direttamente il kernel del sistema operativo sottostante, con chiamate di sistema. E’ possibile eseguire più container nello stesso host, i quali condivideranno le risorse hardware disponibili, ed utilizzandole solo all’occorrenza.</text:span></text:p>
      <text:p text:style-name="P30">Definiti questi due concetti, ora si possono fare alcune considerazioni sui casi di utilizzo e quando sia opportuno utilizzare l’una o l’altra.</text:p>
      <text:p text:style-name="P31">L’utilizzo della virtualizzazione nasce dall’esigenza delle aziende di gestire intelligentemente il deployment, il rilascio e la manutenzione delle applicazioni o servizi che mettono a disposizione. Senza contare il fatto che servono infrastrutture hardware per l’esecuzione delle stesse. Qui la virtualizzazione trova terreno fertile, <text:span text:style-name="T33">in quanto è possibile incapsulare dentro un ambiente isolato e solitamente portabile i servizi di cui si necessita, cosa che è stata gestita per anni dalle macchine virtuali e adesso ci si sta dirigendo verso l’uso dei container.</text:span></text:p>
      <text:p text:style-name="P29">I containers si differenziano dalle macchine virtuali soprattutto per la loro "leggerezza", infatti una macchina virtuale, necessita di un sistema operativo ospite che viene eseguito sul sistema operativo host, <text:span text:style-name="T53">e di un controllore chiamato hypervisor </text:span>per il suo funzionamento, mentre un container sfrutta il kernel e le librerie del sistema operativo sottostante per virtualizzare un ambiente privato di esecuzione delle applicazioni, condividendo le risorse (CPU, Ram, rete, memorie di massa..) con il resto delle applicazioni/container. La tecnologia <text:span text:style-name="T33">più famosa, che ha reso i container una soluzione appetibile per le aziende </text:span>è Docker. <text:span text:style-name="T31">Questo metodo di virtualizzazione non nasce come alternativa o rivale della virtualizzazione con macchina virtuale, infatti possono presentarsi casi in cui è meglio utilizzare una o l’altra, o addirittura un approccio ibrido che vede l’esecuzione di container su macchine virtuali.</text:span></text:p>
      <text:p text:style-name="P5"/>
      <text:list xml:id="list173907968384653" text:continue-numbering="true" text:style-name="L2">
        <text:list-item>
          <text:list>
            <text:list-item>
              <text:p text:style-name="P59"><text:span text:style-name="T41">Evoluzione</text:span> dei software container</text:p>
            </text:list-item>
          </text:list>
        </text:list-item>
      </text:list>
      <text:p text:style-name="P21"/>
      <text:p text:style-name="P50"><text:span text:style-name="T16">L'idea dei container nasce prima della comparsa dei Docker nel 2013. Nel 1979 fu introdotta nei sistemi Unix-like, la chiamata di sistema chroot, la quale è in grado di cambiare la directory di riferimento dei processi in esecuzione e di quelli generati da questi ultimi (detti processi figlio). L’idea era quella di fornire ai processi degli spazi “isolati” nello storage in uso, una caratteristica che rende chroot un “precursore” dei container Linux. Nel 2000 Derrick T. Woolworth ideò FreeBDS jail introdotta nell'omonimo OS; questa soluzione, simile a chroot, aggiungeva funzionalità di sandboxing per l’isolamento dei file di sistema, degli utenti e della rete consentendo ad esempio di assegnare determinate configurazioni software ed IP a ciascuna jail. L'anno dopo uscii Linux VServer, tecnologia simile alla jail ma permetteva inoltre la suddivisione delle risorse di un computer (file di sistema, indirizzi di rete, memoria, CPU time) in partizioni chiamate "security context" e il sistema al suo interno VPS (virtual private server). Nel 2004 Sun Microsystem rilasciò Solaris Container; per la prima volta si parlò di container. Questi container (chiamati zone) combinavano il controllo delle risorse di sistema con ambienti isolati in esecuzione su un'unica istanza del sistema operativo. L'anno dopo, nel 2005, fece la sua comparsa OpenVZ </text:span><text:span text:style-name="T17">virtualizzazione a container open source offerta da Virtuozzo, offre le caratteristiche comuni dei container, e può essere eseguito su kernel Linux modificato</text:span><text:span text:style-name="T16">. </text:span><text:span text:style-name="T18">Nel 2006 Google sviluppa Process container, un progetto che </text:span><text:span text:style-name="T19">introduce</text:span><text:span text:style-name="T18"> nel </text:span><text:bookmark text:name="hs_cos_wrapper_post_body"/><text:span text:style-name="T29">Linux kernel 2.6.24 </text:span><text:span text:style-name="T30">i</text:span><text:span text:style-name="T29"> </text:span><text:span text:style-name="T18">“Control groups” </text:span><text:span text:style-name="T19">(cgroups). I cgroups sono una funzionalità che sta alla base di molti software container, si tratta di una funzionalità che </text:span><text:span text:style-name="T20">permette di </text:span><text:span text:style-name="T19">limitare, registrare ed isolare l’utilizzo delle risorse (CPU, memoria, disco I/O, ecc) di gruppi di processi, </text:span><text:span text:style-name="T20">fornendo così un accesso controllato all’hardware da parte dei processi</text:span><text:span text:style-name="T19">.</text:span></text:p>
      <text:p text:style-name="P51"><text:span text:style-name="T19">N</text:span><text:span text:style-name="T16">el 2008 Arrivano i LinuX Container (LX</text:span><text:span text:style-name="T22">C</text:span><text:span text:style-name="T16">) </text:span><text:span text:style-name="T21">sono la prima soluzione che offre una complet</text:span><text:span text:style-name="T22">o sistema</text:span><text:span text:style-name="T21"> di container. Sfruttano i cgroups e i namespace di Linux, e non richiedono un’installazione di componenti aggiuntivi al kernel.</text:span></text:p>
      <text:p text:style-name="P52"><text:span text:style-name="T21">N</text:span><text:span text:style-name="T16">el 2011 Warden propone una piattaforma che sfruttasse </text:span><text:span text:style-name="T24">inizialmente</text:span><text:span text:style-name="T16"> container LXC, per poi utilizzare qualche tempo dopo una </text:span><text:span text:style-name="T23">sua versione. L’architettura di Warden si basa sul modello client-serve</text:span><text:span text:style-name="T24">r, </text:span><text:span text:style-name="T25">in cui il demone (server) agisce sui container soddisfando le richieste inviate dal client, interfacciandosi con delle API. Warden è inoltre supportato non solo da Linux, ma da più sistemi operativi.</text:span></text:p>
      <text:p text:style-name="P53"><text:span text:style-name="T25">N</text:span><text:span text:style-name="T16">el 2013 si vedono protagonisti 2 importanti progetti, il primo LMCTFY (Let Me Contain That For You) versione open source di un progetto di google, </text:span><text:span text:style-name="T26">utilizza cgroups, come molte soluzioni container già viste. Particolarità di LMCTFY <text:s/>è che ogni applicazione è “container aware” tradotto consapevoli, consci, </text:span><text:span text:style-name="T27">significa che le applicazioni eseguite in questi contesti sono in grado di eseguire e gestire dei propri sottocontainer. Il progetto termina nel 2015, quando google decide di contribuire alla nuova libreria di Docker libcontainer</text:span><text:span text:style-name="T26">, </text:span><text:span text:style-name="T27">inserendo in questa alcune parti appartenenti al progetto ormai chiuso.</text:span></text:p>
      <text:p text:style-name="P61"/>
      <text:p text:style-name="P61"/>
      <text:p text:style-name="P61"><text:soft-page-break/>Docker, il punto centrale di questa Tesi, ora se ne fornirà una breve descrizione per poi entrare nel dettaglio nel seguito. Nasce come progetto open source all’interno dell’azienda dotCloud, e viene pubblicato nel marzo 2013. <text:span text:style-name="T51">Inizialmente optò per l’utilizzo di LXC per poi passare alla soluzione coustom libcontainer. Nel 2014 CoreOS pubblicò rkt (Rocket) che si pone come valida alternativa a Docker, focalizzandosi sulla questione della sicurezza.</text:span></text:p>
      <text:p text:style-name="P61"/>
      <text:p text:style-name="P61"/>
      <text:p text:style-name="P62"/>
      <text:p text:style-name="P20"/>
      <text:p text:style-name="P5"/>
      <text:list xml:id="list173909505260742" text:continue-numbering="true" text:style-name="L2">
        <text:list-item>
          <text:list>
            <text:list-item>
              <text:p text:style-name="P60"><text:span text:style-name="T42">Vantaggi dell’uso de</text:span>i software container</text:p>
            </text:list-item>
          </text:list>
        </text:list-item>
      </text:list>
      <text:p text:style-name="P69"/>
      <text:p text:style-name="P70">In questo paragrafo saranno esaminati i vantaggi dei container. Di solito i vantaggi si esprimo in relazione qualcos’altro, nel caso specifico i vantaggi dei container possono, spesso, essere messi in relazione alle macchine virtuali. <text:span text:style-name="T52">Detto ciò, non si vuole esibire un confronto fra i 2 approcci, ma soltanto mostrare i vantaggi che i container possono portare in relazione o meno di altre tecnologie preferibilmente senza fare paragoni.</text:span></text:p>
      <text:p text:style-name="P26"/>
      <text:p text:style-name="P26">I motivi che portano a preferire lo sviluppo di un sistema software con container, sono molteplici:</text:p>
      <text:list xml:id="list1527063488" text:style-name="L3">
        <text:list-item>
          <text:p text:style-name="P64">Sono più leggeri rispetto ad altre tecnologie (come le macchine virtuali).</text:p>
        </text:list-item>
        <text:list-item>
          <text:p text:style-name="P64">Garantiscono l'isolamento dell'applicazione in esecuzione su di essi.</text:p>
        </text:list-item>
        <text:list-item>
          <text:p text:style-name="P64">Godono di un rapido avvio del servizio contenuto al loro interno</text:p>
        </text:list-item>
        <text:list-item>
          <text:p text:style-name="P64">Sono portabili anche su sistemi differenti</text:p>
        </text:list-item>
        <text:list-item>
          <text:p text:style-name="P64">Dispongono di un controllo di versione</text:p>
        </text:list-item>
        <text:list-item>
          <text:p text:style-name="P64">Le risorse dell'host sono condivise</text:p>
        </text:list-item>
        <text:list-item>
          <text:p text:style-name="P64">Godono di granularità e flessibilità</text:p>
        </text:list-item>
        <text:list-item>
          <text:p text:style-name="P65">Scalabilità</text:p>
        </text:list-item>
        <text:list-item>
          <text:p text:style-name="P64">Sviluppo semplificato?</text:p>
        </text:list-item>
      </text:list>
      <text:p text:style-name="P26"><text:s/></text:p>
      <text:p text:style-name="P26">Ora si analizzeranno i vari punti sopracitati</text:p>
      <text:p text:style-name="P26"/>
      <text:p text:style-name="P26">Leggerezza: un container può essere eseguito su una vasta gamma di dispositivi, anche se non dotati di grosse risorse (come ad esempio RaspberryPi), in quanto nel container è contenuto solo lo stretto necessario per il funzionamento dell'applicazione in esso contenuta, cosa che non avviene con le macchine virtuali, le quali necessitano di un sistema operativo ospite, e quindi di risorse hardware da virtualizzare.</text:p>
      <text:p text:style-name="P26"/>
      <text:p text:style-name="P26">Isolamento: ogni applicazione/servizio viene eseguita in una propria "sandbox", in maniera indipendente da altri container/applicazioni. <text:span text:style-name="T50">Tuttavia l’isolamento dei container non è perfetto come quello delle macchine virtuali, inoltre lo si può limitare per fare in modo che il container possa interagire con altre risorse, come la rete, i volumi.</text:span></text:p>
      <text:p text:style-name="P26"/>
      <text:p text:style-name="P26">Rapido avvio: L'assenza di una macchina virtuale, implica già l'assenza del tempo di avvio dell’OS ospite della macchina stessa, mentre l'avvio di un container può essere effettuato mediante una riga di comando ed è praticamente istantaneo.</text:p>
      <text:p text:style-name="P26"/>
      <text:p text:style-name="P26">Portabilità: Proprio come i container dei camion, i compute container godono di un approccio standardizzato, ciò significa che possono essere distribuiti su qualunque risorsa di calcolo indipendentemente da configurazioni, SO o hardware. <text:span text:style-name="T50">Grazie a </text:span><text:soft-page-break/><text:span text:style-name="T50">questa caratterista, una volta completato il deployment, il rilascio e la distribuzione dell’applicativo sono velocizzati.</text:span></text:p>
      <text:p text:style-name="P26"/>
      <text:p text:style-name="P26">Controllo di versione: La tecnologia dei container permette di gestire le versioni del codice dell’applicazione e delle sue dipendenze. E’ possibile tenere traccia delle versioni di un container, analizzare le differenze tra di esse ed eventualmente tornare a versioni precedenti, similmente a come accade per i DVCS.</text:p>
      <text:p text:style-name="P26"/>
      <text:p text:style-name="Standard"><text:span text:style-name="Car._20_predefinito_20_paragrafo"><text:span text:style-name="T8">Condivisione delle risorse: ogni container vede le risorse come se fossero dedicate, anche se in realtà sono condivise con gli altri processi in esecuzione. In questa maniera le risorse verranno utilizzate solo quando vi è un effettivo carico di lavoro da svolgere, rilasciandole quando non sono utilizzate, permettendo perciò ad altri container di </text:span></text:span><text:span text:style-name="Car._20_predefinito_20_paragrafo"><text:span text:style-name="T28">potervi</text:span></text:span><text:span text:style-name="Car._20_predefinito_20_paragrafo"><text:span text:style-name="T8"> accedere e utilizzarle; ciò tuttavia non viola l'isolamento del contesto di esecuzione del container.</text:span></text:span></text:p>
      <text:p text:style-name="P26"/>
      <text:p text:style-name="P26">Granularità e flessibilità: i container permettono di organizzare le risorse computazionali in micro-servizi migliorando le prestazioni del sistema, che potrà adattarsi in modo estremamente flessibile alle esigenze dell'azienda.</text:p>
      <text:p text:style-name="P26"/>
      <text:p text:style-name="P66">Scalabilità: Un sistema implementato tramite container, è anche scalabile. La scalabilità è data dal fatto che i servizi che sono inclusi nei container, quindi spesso per aggiungere una feature, basta aggiungere un container, o un’insieme di container che la implementa. Inoltre ad un'aumento delle prestazioni hardware, può spesso corrispondere un proporzionale incremento della performance del sistema, ad esempio in termini di velocità.</text:p>
      <text:p text:style-name="P7"/>
      <text:p text:style-name="P19">Capitolo 2</text:p>
      <text:p text:style-name="P19"/>
      <text:p text:style-name="P19">Docker</text:p>
      <text:p text:style-name="P25"/>
      <text:p text:style-name="P25">In questo capitolo si tratterà di Docker come piattaforma di riferimento dei software container, nel primo paragrafo si definirà Docker </text:p>
      <text:p text:style-name="P25"/>
      <text:p text:style-name="P13">2.1 Cos’è Docker</text:p>
      <text:p text:style-name="P20"/>
      <text:p text:style-name="P20">Docker è una delle piattaforme software container più utlizzate e diffuse nell'ambito della virtualizzazione a livello OS. Il progetto Docker<text:span text:style-name="T34"> nacque </text:span>nell’azienda dotCloud, <text:span text:style-name="T34">e </text:span>fu pubblicato come progetto open source a marzo 2013. <text:span text:style-name="T33">Il successo del progetto fu tale che nell’ottobre dello stesso anno la società fu rinominata con il nome dell’omonima tecnologia. Il successo lo si può attribuire a molteplici fattori, principali dei quali la condivisione di progetti su DockerHub. DockerHub è il registry nativo offerto da Docker ove è possibile caricare/scaricare i progetti sviluppati con la piattaforma, consentendo a moltissimi interessati al progetto di conosce e sperimentare questa tecnologia in modo gratuito.</text:span></text:p>
      <text:p text:style-name="P20"/>
      <text:p text:style-name="P32">Architettura Docker</text:p>
      <text:p text:style-name="P32">Docker utilizza un’architettura client-server. Il Docker client <text:span text:style-name="T37">comunica con il Docker deamon, chiamato dockerd i quale fa “il grosso del lavoro” come buildare, mandare in esecuzione e distribuire i container. Il client e il demone Docker posoono essere eseguiti nella stessa macchina oppure un Docker client può contattare un Docker deamon remoto. I due comunicano utilizzando le REST API, tramite una socket unix o un’interfaccia di rete.</text:span></text:p>
      <text:p text:style-name="P32"/>
      <text:p text:style-name="P33">Il Docker deamon</text:p>
      <text:p text:style-name="P33">Il Dokcer deamon (demone Docker o dockerd) ascolta le richieste delle Docker API</text:p>
      <text:p text:style-name="P33">e gestisce gli oggetti Docker, quali le immagini, i container, le porte, i volumi e la rete. Il demone può anche comunicare con un demone remoto per la gestione di sevizi docker, come la condivisioni o il download di immagini. </text:p>
      <text:p text:style-name="P33"/>
      <text:p text:style-name="P34">Docker client</text:p>
      <text:p text:style-name="P35">Il Docker client (docker) è il modo di interfacciarsi con il sistema docker, ovvero comprende i comandi da inviare al Docker deamon <text:span text:style-name="T39">quale li processerà</text:span>. I comandi docker usano le api di Docker. Un docker client può comunicare con più di un demone Docker.</text:p>
      <text:p text:style-name="P46"/>
      <text:p text:style-name="P46"/>
      <text:p text:style-name="P46"/>
      <text:p text:style-name="P46"><text:bookmark text:name="docker-registries"/><text:soft-page-break/>Docker registries</text:p>
      <text:p text:style-name="P33">Il Docker registry (registro) memorizza le immagini Docker. <text:span text:style-name="T38">Un esempio di registry è certamente DockerHub, elemento citato più volte nel corso della tesi, è uno dei punti di forza di Docker, consultabile da tutti in maniera gratuita, ha dato una grossa mano nella diffusione del progetto, offrendo immagini già pronte all’uso e innumerevoli progetti ed esempi di semplici applicazioni, portando molti utilizzatori a pensare che i container fossero stati introdotti con Docker.</text:span></text:p>
      <text:p text:style-name="P33"/>
      <text:p text:style-name="P36">Docker Object</text:p>
      <text:p text:style-name="P36">Utilizzando Docker si va ad utilizare una serie di oggetti quali immagini, container, reti, volumi, plugin ecc… <text:span text:style-name="T40">Di seguito saranno descritti alcuni di questi oggetti focalizzandosi su quelli principali.</text:span></text:p>
      <text:p text:style-name="P36"/>
      <text:p text:style-name="P37">Immagini</text:p>
      <text:p text:style-name="P38">Un immagine <text:span text:style-name="T43">è </text:span>un file di solo lettura <text:span text:style-name="T43">contenente le istruzioni </text:span>che ha<text:span text:style-name="T43">nno</text:span> lo scopo di creare container. <text:span text:style-name="T43">Solitamente un’immagine si basa su una o più immagini già esistenti, e a partire da questa si susseguono le istruzioni che servono a personalizzare l’immagine al lavoro che dovrà svolgere. Tutto questo viene gestito tramite il Dockerfile, scrivendo passo passo tutte le istruzioni da eseguire per creare l’immagine ed eseguirla. Ogni istruzione del Dockerfile si traduce in uno strato dell’immagine. Se un’istruzione viene modificata, alla ricompilazione dell'immagine le modifiche saranno apportate solo allo strato corrispondente all’istruzione modificata.</text:span></text:p>
      <text:p text:style-name="P38"/>
      <text:p text:style-name="P39">Container</text:p>
      <text:p text:style-name="P39">Un container è un’istanza eseguibile dell’immagine. Tramite le API di Docker, utilizzabili da terminale o eventuali tool grafici, è possibile gestire le operazioni sui container come l’esecuzione, fermarli, metterli in pausa, riavviarli, cancellarli. <text:span text:style-name="T44">Normalmente un container gode di un buon isolamento, e lo si può <text:s/>tramite le configurazioni espresse nel Dockerfile, come ad esempio la rete, archiviazione <text:s/>o altri sottosistemi sottostanti. Un container è definito dalla sua immagine esattamente dalle configurazioni che gli vengono fornite alla sua creazione e al suo avvio.</text:span></text:p>
      <text:p text:style-name="P39"/>
      <text:p text:style-name="P40">Teconologia sottostante</text:p>
      <text:p text:style-name="P40">Docker è scritto in linguaggio Go a sfrutta diverse funzionalità del kernel Linux per fornire il suo servizio.</text:p>
      <text:p text:style-name="P40"/>
      <text:p text:style-name="P40">Namespace</text:p>
      <text:p text:style-name="P41">Come anticipato, Docker ha bisogno di un kernel Linux per la sua esecuzione per il fatto che sfrutta delle sue funzionalità, namespace è una di queste e se ne esamineranno altre. Si tratta di una tecnologi che fornisce uno spazio utente isolato chiamato container. Questo fornisce uno strato di isolamento. Ogni aspetto del container è eseguito in un namespace separato e il suo accesso è limitato a quel namespace. Docker engine usa <text:span text:style-name="T45">i seguenti </text:span>namespace <text:span text:style-name="T45">di Linux:</text:span></text:p>
      <text:p text:style-name="P41"/>
      <text:list xml:id="list3465387189" text:style-name="L4">
        <text:list-item>
          <text:p text:style-name="P67"><text:soft-page-break/>pid namespace: <text:span text:style-name="T46">isolamento del processo (Process ID)</text:span></text:p>
        </text:list-item>
        <text:list-item>
          <text:p text:style-name="P68">net <text:span text:style-name="T45">namespace: </text:span>gestione dell’interfaccia di rete (networking)</text:p>
        </text:list-item>
        <text:list-item>
          <text:p text:style-name="P68">ipc namespace: gestione dell’accesso alle risorse IPC (Interr process comunication)</text:p>
        </text:list-item>
        <text:list-item>
          <text:p text:style-name="P68">mnt namespace: gestione del filesystem e unità montabili (mount)</text:p>
        </text:list-item>
        <text:list-item>
          <text:p text:style-name="P68">uts <text:s/>namespace: isolamento del kernel <text:span text:style-name="T47">(unix timsharing system)</text:span></text:p>
        </text:list-item>
      </text:list>
      <text:p text:style-name="P42"/>
      <text:p text:style-name="P43">Control Groups</text:p>
      <text:p text:style-name="P43">Docker engine si basa anche su questa funzionalità di linux che sono i control groups (cgroups). Cgourps limita l’utilizzo d<text:span text:style-name="T48">a parte del container</text:span> <text:span text:style-name="T48">delle risorse hardware. I Cgroups consentendo a Docker engine di condividere/concedere le risorse hardware disponibili ai container, e opzionalmente limitarne e vincolarne l’utilizzo (come ad esempio settare il numero di processori che un container può utilizzare).</text:span></text:p>
      <text:p text:style-name="P43"/>
      <text:p text:style-name="P44">Union file systems</text:p>
      <text:p text:style-name="P49"><text:span text:style-name="T13">Union file systems o UnionFS sono dei file systems che </text:span><text:span text:style-name="T14">si occupano di creare strati leggeri e veloci.</text:span><text:span text:style-name="T13"> </text:span><text:span text:style-name="T15">Per lo scopo, Docker engine utlizza UnionFs per fornire una costruzione a blocchi dei container. Docker engine utilizza varie possibilità di UnionFS quali: </text:span><text:span text:style-name="T16">AUFS, btrfs, vfs, and DeviceMapper.</text:span></text:p>
      <text:p text:style-name="P23"/>
      <text:p text:style-name="P24">Container format</text:p>
      <text:p text:style-name="P45">Docker engine combina i namespace, i cgroups, e UnionFS in un involucro chiamato container format. Di default è libcontainer. <text:span text:style-name="T49">In futuro Docker potrebbe supportare altri formati di container per integrarsi con altre tecnologie come BSD, jails o Solaris Zone.</text:span></text:p>
      <text:p text:style-name="P20"/>
      <text:p text:style-name="P20">Come funziona Docker</text:p>
      <text:p text:style-name="P20">Scopo di questa tecnologia è, come già ribadito più volte, contenere ed eseguire applicazioni in container. l'applicazione da eseguire parte da un'immagine rappresentata da un file chiamato Dockerfile. Nel Dockerfile sono descritte le funzionalità che l'applicazione containerizzata avrà una volta in esecuzione, nello specifico si tratta di <text:span text:style-name="T36">utilizzare</text:span> una sequenza di comandi come i seguenti:</text:p>
      <text:p text:style-name="P20"/>
      <text:p text:style-name="P20">FROM &lt;image&gt;:&lt;tag-version&gt; : si specifica la base di partenza dell'imamgine che si sta creando e la versione che si desidera utilizzare. Tuttavia c'è modo di creare immagini di base facendo a meno dell'utilizzo di questo comando.</text:p>
      <text:p text:style-name="P20"/>
      <text:p text:style-name="P20">ENTRYPOINT ["cmd", "parameter"]: è il primo comando che viene eseguito quando l'applicazione sarà eseguita sul container.</text:p>
      <text:p text:style-name="P20"/>
      <text:p text:style-name="P20">RUN &lt;command&gt; : esegue un comando del kernel linux, utile per esempio ad installare e risolvere dipendenze una volta che l'immagine base è stata scaricata.</text:p>
      <text:p text:style-name="P20"/>
      <text:p text:style-name="P20">COPY &lt;source&gt; &lt;detination&gt; copia un file dal filesystem host, al filesystem del container.</text:p>
      <text:p text:style-name="P20"><text:soft-page-break/></text:p>
      <text:p text:style-name="P20">EXPOSE &lt;port&gt; [&lt;port&gt;/&lt;protocol&gt;...] : permette al container di rimanere in ascolto nella &lt;port&gt; porta tramite protocollo /protocol</text:p>
      <text:p text:style-name="P20"/>
      <text:p text:style-name="P20">Una volta scritto il Dockerfile si lancia il comando docker build nella directory ove il Dockerfile è locato, e di seguito verrà mostrato nel terminale la compilazione dell'immagine comando per comando, al termine del quale l'immagine è creata. Ora che l'immagine è buildata, la si può eseguire in un container con il comando docker run imageid/imagename con possibilità di specificare tramite i flag altri parametri di esecuzione del container, per esempio la porta col quale deve essere possibile comunicare -p port, o i volumi da utilizzare -v path. Ora che il container è in esecuzione lo è anche la nostra applicazione/servizio. da linea di comando è poi possibile interagire con lo stato del container tramite i comandi stop, start, restart, pause, unpause.</text:p>
      <text:p text:style-name="P20">Ora che sono stati visionati i concetti di immagine e container, possiamo fare qualche considerazione: l'immagine rappresenta il servizio in maniera statica, uno snapshot della applicazione, mentre il container è qualcosa in esecuzione, qualcosa di dinamico costruito a partire dall'immagine. Una stessa immagine si può mandare in esecuzione su più container, come fosse uno stampo per container, meccanismo che ricorda l' istanzazione di una classe nella programmazione ad oggetti.</text:p>
      <text:p text:style-name="P20"/>
      <text:p text:style-name="P5"/>
      <text:p text:style-name="P13">2.3 Esempi Applicativi</text:p>
      <text:p text:style-name="P20"/>
      <text:p text:style-name="Standard"><text:span text:style-name="Car._20_predefinito_20_paragrafo"><text:span text:style-name="T7">La piattaforma Docker incontra numerosi casi di utilizzo che comprende anche il mercato di aziende medio/grandi. Risulta molto utile qualora si abbia necessità di suddividere un sistema "monolitico" in molti micro-servizi, o nella gestione di sistemi che presentano uno stack di servizi, come servizi web. Se pensiamo ad una azienda che deve gestire il suo sito web personale, Docker si rivela una valida opzione: un sito comprende un server, un database, possibili applicazioni ecc… Con Docker è possibile incapsulare i vari micro-servizi in container che comunicano tra di loro con delle porte specifiche. Ai fini di aver un sistema facile da amministrare/manutenere è bene incapsulare al meglio i servizi nei relativi container; ciò significa che se in sistema multi-container un container viene aggiornato/sostituito, questo non deve recare danno agli altri container.</text:span></text:span></text:p>
      <text:p text:style-name="P20"/>
      <text:p text:style-name="P20"/>
      <text:p text:style-name="P20"/>
      <text:p text:style-name="P20"/>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ans-serif" svg:font-family="sans-serif"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style:text-underline-style="none" fo:font-weight="normal" style:letter-kerning="true"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e"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Elenco" style:family="paragraph" style:parent-style-name="Text_20_body">
      <style:paragraph-properties fo:hyphenation-ladder-count="no-limit"/>
      <style:text-properties fo:hyphenate="false"/>
    </style:style>
    <style:style style:name="Didascalia"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Car._20_predefinito_20_paragrafo" style:display-name="Car. predefinito paragrafo" style:family="text"/>
    <style:style style:name="Numbering_20_Symbols" style:display-name="Numbering Symbols" style:family="text">
      <style:text-properties fo:font-size="16pt" fo:font-weight="normal" style:font-size-asian="16pt" style:font-weight-asian="normal" style:font-size-complex="16pt" style:font-weight-complex="normal"/>
    </style:style>
    <style:style style:name="WW_5f_CharLFO1LVL1" style:display-name="WW_CharLFO1LVL1" style:family="text">
      <style:text-properties fo:font-size="16pt" fo:font-weight="normal" style:font-size-asian="16pt" style:font-weight-asian="normal" style:font-size-complex="16pt" style:font-weight-complex="normal"/>
    </style:style>
    <style:style style:name="WW_5f_CharLFO1LVL2" style:display-name="WW_CharLFO1LVL2" style:family="text">
      <style:text-properties fo:font-size="16pt" fo:font-weight="normal" style:font-size-asian="16pt" style:font-weight-asian="normal" style:font-size-complex="16pt" style:font-weight-complex="normal"/>
    </style:style>
    <style:style style:name="WW_5f_CharLFO1LVL3" style:display-name="WW_CharLFO1LVL3" style:family="text">
      <style:text-properties fo:font-size="16pt" fo:font-weight="normal" style:font-size-asian="16pt" style:font-weight-asian="normal" style:font-size-complex="16pt" style:font-weight-complex="normal"/>
    </style:style>
    <style:style style:name="WW_5f_CharLFO1LVL4" style:display-name="WW_CharLFO1LVL4" style:family="text">
      <style:text-properties fo:font-size="16pt" fo:font-weight="normal" style:font-size-asian="16pt" style:font-weight-asian="normal" style:font-size-complex="16pt" style:font-weight-complex="normal"/>
    </style:style>
    <style:style style:name="WW_5f_CharLFO1LVL5" style:display-name="WW_CharLFO1LVL5" style:family="text">
      <style:text-properties fo:font-size="16pt" fo:font-weight="normal" style:font-size-asian="16pt" style:font-weight-asian="normal" style:font-size-complex="16pt" style:font-weight-complex="normal"/>
    </style:style>
    <style:style style:name="WW_5f_CharLFO1LVL6" style:display-name="WW_CharLFO1LVL6" style:family="text">
      <style:text-properties fo:font-size="16pt" fo:font-weight="normal" style:font-size-asian="16pt" style:font-weight-asian="normal" style:font-size-complex="16pt" style:font-weight-complex="normal"/>
    </style:style>
    <style:style style:name="WW_5f_CharLFO1LVL7" style:display-name="WW_CharLFO1LVL7" style:family="text">
      <style:text-properties fo:font-size="16pt" fo:font-weight="normal" style:font-size-asian="16pt" style:font-weight-asian="normal" style:font-size-complex="16pt" style:font-weight-complex="normal"/>
    </style:style>
    <style:style style:name="WW_5f_CharLFO1LVL8" style:display-name="WW_CharLFO1LVL8" style:family="text">
      <style:text-properties fo:font-size="16pt" fo:font-weight="normal" style:font-size-asian="16pt" style:font-weight-asian="normal" style:font-size-complex="16pt" style:font-weight-complex="normal"/>
    </style:style>
    <style:style style:name="WW_5f_CharLFO1LVL9" style:display-name="WW_CharLFO1LVL9" style:family="text">
      <style:text-properties fo:font-size="16pt" fo:font-weight="normal" style:font-size-asian="16pt" style:font-weight-asian="normal" style:font-size-complex="16pt" style:font-weight-complex="norma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6.2$Linux_X86_64 LibreOffice_project/40m0$Build-2</meta:generator>
    <meta:creation-date>2019-02-21T10:52:00Z</meta:creation-date>
    <dc:date>2019-03-01T17:39:07.747039959</dc:date>
    <meta:editing-cycles>21</meta:editing-cycles>
    <meta:editing-duration>PT6H32M42S</meta:editing-duration>
    <meta:document-statistic meta:table-count="0" meta:image-count="0" meta:object-count="0" meta:page-count="19" meta:paragraph-count="124" meta:word-count="3418" meta:character-count="23052" meta:non-whitespace-character-count="19757"/>
    <meta:template xlink:type="simple" xlink:actuate="onRequest" xlink:title="" xlink:href="Normal.dotm"/>
  </office:meta>
</office:document-meta>
</file>